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Hello world!</text:p>
      <text:p text:style-name="Normal"/>
      <text:p text:style-name="Normal"/>
      <text:p text:style-name="Normal">This is a test!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14-07-24T10:54:00Z</meta:creation-date>
    <dc:date>2014-07-24T10:59:00Z</dc:date>
    <meta:template xlink:href="Normal" xlink:type="simple"/>
    <meta:editing-cycles>1</meta:editing-cycles>
    <meta:editing-duration>PT300S</meta:editing-duration>
    <meta:document-statistic meta:page-count="1" meta:paragraph-count="1" meta:word-count="4" meta:character-count="30" meta:row-count="1" meta:non-whitespace-character-count="27"/>
  </office:meta>
</office:document-meta>
</file>